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P18" style:family="paragraph" style:parent-style-name="Table_20_Contents">
      <style:text-properties fo:color="#4c4c4c" fo:font-size="10pt" style:font-size-asian="10pt" style:font-size-complex="10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No banco de dados do sistema temos um usuário e senha cadastrados.</text:p>
          </table:table-cell>
          <table:table-cell table:style-name="Tabela1.C1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Loggin da administração</text:p>
          </table:table-cell>
          <table:table-cell table:style-name="Tabela1.A3" office:value-type="string">
            <text:p text:style-name="P5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do usuário e sua senha (isso é autenticado comparando-se com os usuários já cadastrados). Os itens catalogados são salvos no banco de dados do sistema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Suportar imagens</text:p>
          </table:table-cell>
          <table:table-cell table:style-name="Tabela1.A3" office:value-type="string">
            <text:p text:style-name="P5">Na catalogação é possível anexar imagens dos bens cadastrad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s campos obrigatórios (*) preenchid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catalogação</text:p>
          </table:table-cell>
          <table:table-cell table:style-name="Tabela1.A3" office:value-type="string">
            <text:p text:style-name="P5">Durante o processo de catalogação de um bem, o usuário pode clicar em Excluir a operação, <text:s/>e portanto tais dados não sao salvos no banco de dados do sistema. Ou após salva a operação, no <text:soft-page-break/>mesmo local em que visualiza os bens cadastrados, há a opção de desfazer ou editar a catalogaçã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UC01 / UC02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UC01 / UC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UC01 / UC02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5"/>
            <text:p text:style-name="P5"/>
            <text:p text:style-name="P5"/>
            <text:p text:style-name="P5">UC01 / UC02</text:p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UC01 / UC02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>UC02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UC01 / UC02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<text:soft-page-break/>Formulários de catalogação de fácil preenchimento, com descrição de cada campo e exemplos de como preench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5-01T18:25:37.06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5-01T18:25:36.94</dc:date>
    <meta:print-date>2001-03-15T14:26:00</meta:print-date>
    <meta:editing-cycles>67</meta:editing-cycles>
    <meta:editing-duration>PT578H41M27S</meta:editing-duration>
    <dc:creator>Ricardo Reimão</dc:creator>
    <meta:document-statistic meta:table-count="7" meta:image-count="0" meta:object-count="0" meta:page-count="4" meta:paragraph-count="91" meta:word-count="843" meta:character-count="5412"/>
    <meta:user-defined meta:name="Company">&lt;Company Name&gt;</meta:user-defined>
    <meta:user-defined meta:name="Info 1"/>
    <meta:user-defined meta:name="Info 2"/>
    <meta:user-defined meta:name="Info 3"/>
  </office:meta>
</office:document-meta>
</file>